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normal" fo:font-weight="normal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2648278711669829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<text:soft-page-break/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(marchent pas chez moi – que sous linux ?)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<text:soft-page-break/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<text:soft-page-break/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<text:soft-page-break/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</text:p>
                            </text:list-item>
                            <text:list-item>
                              <text:p text:style-name="P1"><text:soft-page-break/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supprimer récursivement dossier et tout contenus (param) : rm -R dossier/</text:p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<text:soft-page-break/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<text:soft-page-break/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propre nom et dont il est le seul membre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<text:soft-page-break/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<text:soft-page-break/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<text:soft-page-break/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>intro</text:p>
                  <text:list>
                    <text:list-item>
                      <text:p text:style-name="P1">sert a écrire du texte en console</text:p>
                    </text:list-item>
                    <text:list-item>
                      <text:p text:style-name="P1">3 éditeurs de textes en console a connaître</text:p>
                      <text:list>
                        <text:list-item>
                          <text:p text:style-name="P1">nano</text:p>
                        </text:list-item>
                        <text:list-item>
                          <text:p text:style-name="P1">vim</text:p>
                        </text:list-item>
                        <text:list-item>
                          <text:p text:style-name="P1">emacs</text:p>
                        </text:list-item>
                      </text:list>
                    </text:list-item>
                  </text:list>
                </text:list-item>
                <text:list-item>
                  <text:p text:style-name="P1">premiers pas</text:p>
                  <text:list>
                    <text:list-item>
                      <text:p text:style-name="P1">intro</text:p>
                      <text:list>
                        <text:list-item>
                          <text:p text:style-name="P1">nano est ultra simple et léger, d'où son nom</text:p>
                        </text:list-item>
                        <text:list-item>
                          <text:p text:style-name="P1">éditeur de texte, pas traitement de texte (s'occupe du fond pas de la forme)</text:p>
                        </text:list-item>
                        <text:list-item>
                          <text:p text:style-name="P1">très utilile surtout pour programmer</text:p>
                        </text:list-item>
                        <text:list-item>
                          <text:p text:style-name="P1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1">découverte de nano</text:p>
                      <text:list>
                        <text:list-item>
                          <text:p text:style-name="P1">pour ouvrir nano dans la console : commande nano (c'est tout)</text:p>
                        </text:list-item>
                      </text:list>
                    </text:list-item>
                    <text:list-item>
                      <text:p text:style-name="P1">les raccourcis claviers de nano</text:p>
                      <text:list>
                        <text:list-item>
                          <text:p text:style-name="P1">principaux raccourcis notés en bas</text:p>
                        </text:list-item>
                        <text:list-item>
                          <text:p text:style-name="P1">page up page down pour se balader dans nano</text:p>
                        </text:list-item>
                        <text:list-item>
                          <text:p text:style-name="P1">escape + x cache l'aide avec les raccourcis</text:p>
                        </text:list-item>
                        <text:list-item>
                          <text:p text:style-name="P1">recherche</text:p>
                          <text:list>
                            <text:list-item>
                              <text:p text:style-name="P1">ctrl + W + champs recherché + entrée lance une recherche dans le fichier</text:p>
                            </text:list-item>
                            <text:list-item>
                              <text:p text:style-name="P1">ctrl + C pour sortir du mode recherche</text:p>
                            </text:list-item>
                            <text:list-item>
                              <text:p text:style-name="P1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1">enregistrer et quitter</text:p>
                          <text:list>
                            <text:list-item>
                              <text:p text:style-name="P1">ctrl + o pour enregistrer</text:p>
                            </text:list-item>
                            <text:list-item>
                              <text:p text:style-name="P1">ctrl + x pour quitter (si on a pas sauvé, propose de le faire)</text:p>
                            </text:list-item>
                            <text:list-item>
                              <text:p text:style-name="P1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paramètres de la commande nano</text:p>
                      <text:list>
                        <text:list-item>
                          <text:p text:style-name="P1">nano fichier</text:p>
                          <text:list>
                            <text:list-item>
                              <text:p text:style-name="P1"><text:soft-page-break/>ouvre le fichier "fichier" s'il existe</text:p>
                            </text:list-item>
                            <text:list-item>
                              <text:p text:style-name="P1">le cré sinon</text:p>
                            </text:list-item>
                          </text:list>
                        </text:list-item>
                        <text:list-item>
                          <text:p text:style-name="P1">activer la souris en console : -m</text:p>
                        </text:list-item>
                        <text:list-item>
                          <text:p text:style-name="P1">alinéa intelligent pour la programmation (répercuté sur lignes suivantes) : -i</text:p>
                        </text:list-item>
                        <text:list-item>
                          <text:p text:style-name="P1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1">configurer nano avec nanorc</text:p>
                  <text:list>
                    <text:list-item>
                      <text:p text:style-name="P1">intro</text:p>
                      <text:list>
                        <text:list-item>
                          <text:p text:style-name="P1">fichier de configuration de nano : .nanorc</text:p>
                        </text:list-item>
                        <text:list-item>
                          <text:p text:style-name="P1">situé dans le home</text:p>
                        </text:list-item>
                        <text:list-item>
                          <text:p text:style-name="P1">s'il n'existe pas, on peut le créer</text:p>
                        </text:list-item>
                        <text:list-item>
                          <text:p text:style-name="P1">fichier lu par nano a chaque fois que nano est lancé</text:p>
                        </text:list-item>
                      </text:list>
                    </text:list-item>
                    <text:list-item>
                      <text:p text:style-name="P1">création du .nanorc</text:p>
                      <text:list>
                        <text:list-item>
                          <text:p text:style-name="P1">pour le créer (création avec nano vue avant), dans ~ : nano .nanorc</text:p>
                        </text:list-item>
                        <text:list-item>
                          <text:p text:style-name="P1">syntaxe ordres donnés a nano</text:p>
                          <text:list>
                            <text:list-item>
                              <text:p text:style-name="P1">un par ligne</text:p>
                            </text:list-item>
                            <text:list-item>
                              <text:p text:style-name="P1">consiste en une activation / désactivation d'une option</text:p>
                            </text:list-item>
                            <text:list-item>
                              <text:p text:style-name="P1">syntaxe</text:p>
                              <text:list>
                                <text:list-item>
                                  <text:p text:style-name="P1">set optionAActiver</text:p>
                                </text:list-item>
                                <text:list-item>
                                  <text:p text:style-name="P1">unset optionADesactiver</text:p>
                                </text:list-item>
                              </text:list>
                            </text:list-item>
                            <text:list-item>
                              <text:p text:style-name="P1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">ex : set mouse fait que "nano fichier" équivaut a "nano -m fichier"</text:p>
                            </text:list-item>
                            <text:list-item>
                              <text:p text:style-name="P1">3 options</text:p>
                              <text:list>
                                <text:list-item>
                                  <text:p text:style-name="P1">set mouse (-m) // ne semble pas marcher chez moi</text:p>
                                </text:list-item>
                                <text:list-item>
                                  <text:p text:style-name="P1">set autoindent (-i)</text:p>
                                </text:list-item>
                                <text:list-item>
                                  <text:p text:style-name="P1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le nanorc global et la coloration syntaxique</text:p>
                          <text:list>
                            <text:list-item>
                              <text:p text:style-name="P1">notre .nanorc ne marche que pour nous, pas pour autres utilisateurs</text:p>
                            </text:list-item>
                            <text:list-item>
                              <text:p text:style-name="P1">/etc/nanorc marche pour tout le monde (pas .nanorc mais nanorc)</text:p>
                            </text:list-item>
                            <text:list-item>
                              <text:p text:style-name="P1">ne peut être modifié qu'en root (sudo nano /etc/nanorc)</text:p>
                            </text:list-item>
                            <text:list-item>
                              <text:p text:style-name="P1"># pour commentaire sur une ligne sous nano</text:p>
                            </text:list-item>
                            <text:list-item>
                              <text:p text:style-name="P1">/etc/nanorc est sensé être rempli de commentaires explicatifs, mais pas chez moi</text:p>
                            </text:list-item>
                            <text:list-item>
                              <text:p text:style-name="P1">cours fourni commandes permettant de colorer texte C html etc (marche pas chez moi)</text:p>
                              <text:list>
                                <text:list-item>
                                  <text:p text:style-name="P5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figurer sa console avec /bashrc</text:p>
                      <text:list>
                        <text:list-item>
                          <text:p text:style-name="P1">ouvrir .bashrc : sudo nano ~/.bashrc</text:p>
                        </text:list-item>
                        <text:list-item>
                          <text:p text:style-name="P1">personnaliser l'invite de commandes</text:p>
                          <text:list>
                            <text:list-item>
                              <text:p text:style-name="P1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">minimum de syntaxe :</text:p>
                          <text:list>
                            <text:list-item>
                              <text:p text:style-name="P1">commande par PS1</text:p>
                            </text:list-item>
                            <text:list-item>
                              <text:p text:style-name="P1">\033 sert a indiquer la couleur</text:p>
                            </text:list-item>
                            <text:list-item>
                              <text:p text:style-name="P1">\u sert a dire qu'il faudra écrire le nom de l'utilisateur</text:p>
                            </text:list-item>
                            <text:list-item>
                              <text:p text:style-name="P1">\h pour la machine</text:p>
                            </text:list-item>
                          </text:list>
                        </text:list-item>
                        <text:list-item>
                          <text:p text:style-name="P1">créer des alias</text:p>
                          <text:list>
                            <text:list-item>
                              <text:p text:style-name="P1"><text:soft-page-break/>coloration automatique de ls</text:p>
                              <text:list>
                                <text:list-item>
                                  <text:p text:style-name="P1">alias ls='ls --color=auto' // pas l'air de marcher chez moi</text:p>
                                </text:list-item>
                                <text:list-item>
                                  <text:p text:style-name="P1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">empêcher le "rm de la mort" (sudo rm -Rf /)</text:p>
                              <text:list>
                                <text:list-item>
                                  <text:p text:style-name="P1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édition du bashrc global</text:p>
                          <text:list>
                            <text:list-item>
                              <text:p text:style-name="P1">d'après le cours : sudo /etc/bash.bashrc (jai juste bashrc chez moi)</text:p>
                            </text:list-item>
                            <text:list-item>
                              <text:p text:style-name="P1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">.profile</text:p>
                          <text:list>
                            <text:list-item>
                              <text:p text:style-name="P1">.bashrc pour les consoles en mode graphique</text:p>
                            </text:list-item>
                            <text:list-item>
                              <text:p text:style-name="P1">.profile équivalent pour le mode console</text:p>
                            </text:list-item>
                            <text:list-item>
                              <text:p text:style-name="P1">existe aussi un profile global : /etc/profile</text:p>
                            </text:list-item>
                            <text:list-item>
                              <text:p text:style-name="P1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staller des programmes avec apt-get</text:p>
              <text:list>
                <text:list-item>
                  <text:p text:style-name="P1">les paquets et leurs dépendances</text:p>
                  <text:list>
                    <text:list-item>
                      <text:p text:style-name="P1">ce qui suit concerne uniquement les distributions basées sur debian</text:p>
                    </text:list-item>
                    <text:list-item>
                      <text:p text:style-name="P1">des programmes livrés sous forme de paquets</text:p>
                      <text:list>
                        <text:list-item>
                          <text:p text:style-name="P1">paquets = l'équivalent des programmes d'installation sous windows</text:p>
                        </text:list-item>
                        <text:list-item>
                          <text:p text:style-name="P1">paquet = dossier zippé contenant tous les fichiers du programme</text:p>
                        </text:list-item>
                        <text:list-item>
                          <text:p text:style-name="P1">extension paquets : .deb</text:p>
                        </text:list-item>
                        <text:list-item>
                          <text:p text:style-name="P1">principales différences avec les exe :</text:p>
                          <text:list>
                            <text:list-item>
                              <text:p text:style-name="P1">gestion des dépendances</text:p>
                            </text:list-item>
                            <text:list-item>
                              <text:p text:style-name="P1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dépendances, un cauchemar ?</text:p>
                      <text:list>
                        <text:list-item>
                          <text:p text:style-name="P1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">les dépots</text:p>
                  <text:list>
                    <text:list-item>
                      <text:p text:style-name="P1">intro</text:p>
                      <text:list>
                        <text:list-item>
                          <text:p text:style-name="P1">dépôt = serveur contenant tous les paquets existant sous linux</text:p>
                        </text:list-item>
                        <text:list-item>
                          <text:p text:style-name="P1">résoud beaucoup de problèmes, et plus simple.</text:p>
                        </text:list-item>
                        <text:list-item>
                          <text:p text:style-name="P1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">la notion de dépôt</text:p>
                      <text:list>
                        <text:list-item>
                          <text:p text:style-name="P1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">gérer ses dépots</text:p>
                      <text:list>
                        <text:list-item>
                          <text:p text:style-name="P1">liste des dépots utilisés par ordi contenus dans /etc/apt/sources.list</text:p>
                        </text:list-item>
                        <text:list-item>
                          <text:p text:style-name="P1">a exécuter en root : sudo nano /etc/apt/sources.list</text:p>
                        </text:list-item>
                        <text:list-item>
                          <text:p text:style-name="P1">chaque ligne est...</text:p>
                          <text:list>
                            <text:list-item>
                              <text:p text:style-name="P1"><text:soft-page-break/>un commentaire</text:p>
                              <text:list>
                                <text:list-item>
                                  <text:p text:style-name="P1">ligne commançant pas #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binaires a exécuter</text:p>
                              <text:list>
                                <text:list-item>
                                  <text:p text:style-name="P1">ligne commençant par deb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codes sources (si veut regarder)</text:p>
                              <text:list>
                                <text:list-item>
                                  <text:p text:style-name="P1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16T12:49:22</dc:date>
    <dc:creator>yjfjyf jjku</dc:creator>
    <meta:editing-duration>PT10H36M56S</meta:editing-duration>
    <meta:editing-cycles>408</meta:editing-cycles>
    <meta:document-statistic meta:table-count="0" meta:image-count="0" meta:object-count="0" meta:page-count="14" meta:paragraph-count="610" meta:word-count="4618" meta:character-count="23938"/>
  </office:meta>
</office:document-meta>
</file>